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f. 15} Foglio 15 -- traduzione ITALIANO</text:p>
      <text:p text:style-name="Standard">-------------------------------</text:p>
      <text:p text:style-name="Standard">Foglio 15</text:p>
      <text:p text:style-name="Standard">-------------------------------</text:p>
      <text:p text:style-name="Standard">-------------------------------</text:p>
      <text:p text:style-name="Standard">Inizio PERICOPE 1</text:p>
      <text:p text:style-name="Standard">-------------------------------</text:p>
      <text:p text:style-name="Standard">Il caso della separazione geografica, intendo della discontinuità geografica assoluta, questo caso, </text:p>
      <text:p text:style-name="Standard">ben lungi dal rappresentare una condizione regolare perché ci sia divergenza, </text:p>
      <text:p text:style-name="Standard">costituisce un caso particolare che richiede di essere esaminato a parte e </text:p>
      <text:p text:style-name="Standard">che io escludo completamente dal nostro presente studio.</text:p>
      <text:p text:style-name="Standard">-------------------------------</text:p>
      <text:p text:style-name="Standard">Inizio PERICOPE 2</text:p>
      <text:p text:style-name="Standard">-------------------------------</text:p>
      <text:p text:style-name="Standard">L’effetto dell’isolamento linguistico di una certa comunità è probabilmente duplice:</text:p>
      <text:p text:style-name="Standard">-------------------------------</text:p>
      <text:p text:style-name="Standard">Inizio PERICOPE 3</text:p>
      <text:p text:style-name="Standard">-------------------------------</text:p>
      <text:p text:style-name="Standard">da una parte le differenze si producono più rapidamente, e dall’altra queste differenze si producono in </text:p>
      <text:p text:style-name="Standard">un’altra direzione rispetto a quella che avrebbe </text:p>
      <text:p text:style-name="Standard">preso se la comunità fosse rimasta in contatto con la massa.</text:p>
      <text:p text:style-name="Standard">-------------------------------</text:p>
      <text:p text:style-name="Standard">Inizio PERICOPE 4</text:p>
      <text:p text:style-name="Standard">-------------------------------</text:p>
      <text:p text:style-name="Standard">Ma, lo ripeto, si tratta di un caso che, se non è eccezionale, quantomeno reclama uno studio speciale e </text:p>
      <text:p text:style-name="Standard">che può essere affrontato solo a condizione di avere anzitutto le idee ben chiare sulla differenziazione </text:p>
      <text:p text:style-name="Standard">che si compie in un corpo linguistico continuo.</text:p>
      <text:p text:style-name="Standard">-------------------------------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2:32:15.062000000</meta:creation-date>
    <dc:date>2022-08-05T09:03:12.533000000</dc:date>
    <meta:editing-duration>PT1M41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8" meta:word-count="162" meta:character-count="1320" meta:non-whitespace-character-count="1179"/>
  </office:meta>
</office:document-meta>
</file>